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2in" fo:margin-left="0.0042in" fo:margin-right="-0.0014in" table:align="margins" style:writing-mode="lr-tb"/>
    </style:style>
    <style:style style:name="Table1.A" style:family="table-column">
      <style:table-column-properties style:column-width="3.4583in" style:rel-column-width="32741*"/>
    </style:style>
    <style:style style:name="Table1.B" style:family="table-column">
      <style:table-column-properties style:column-width="3.4639in" style:rel-column-width="32794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3"/>Verify that user is able to cancel a ticket which is Confirmed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<text:s/>Test Description:</text:p>
            <text:p text:style-name="Table_20_Contents">This test case will validate that user is able to <text:s/>cancel a ticket which is booked 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Ticket is booked for multiple passengers and date of journey is 70 days from current date.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 and goto Booked history / Transaction History Or My Ticket orders</text:p>
          </table:table-cell>
          <table:table-cell table:style-name="Table1.A2" office:value-type="string">
            <text:p text:style-name="Table_20_Contents">All the booked tickets should be displayed</text:p>
          </table:table-cell>
        </table:table-row>
        <table:table-row table:style-name="Table1.1">
          <table:table-cell table:style-name="Table1.A4" office:value-type="string">
            <text:p text:style-name="Table_20_Contents">2 Select the ticket which contains the ticket for multiple passengers and journey date is after 60 days.</text:p>
          </table:table-cell>
          <table:table-cell table:style-name="Table1.A2" office:value-type="string">
            <text:p text:style-name="Table_20_Contents">Check boxes for all passengers should be displayed to cancel one or multiple passenger.</text:p>
          </table:table-cell>
        </table:table-row>
        <table:table-row table:style-name="Table1.1">
          <table:table-cell table:style-name="Table1.A4" office:value-type="string">
            <text:p text:style-name="Table_20_Contents">3 Select one passenger out of all the passenger.</text:p>
            <text:p text:style-name="Table_20_Contents">Click on cancel button</text:p>
          </table:table-cell>
          <table:table-cell table:style-name="Table1.A2" office:value-type="string">
            <text:p text:style-name="Table_20_Contents">Prompt message to confirm the cancellation</text:p>
          </table:table-cell>
        </table:table-row>
        <table:table-row table:style-name="Table1.1">
          <table:table-cell table:style-name="Table1.A4" office:value-type="string">
            <text:p text:style-name="Table_20_Contents">4 User confirmed the cancel</text:p>
          </table:table-cell>
          <table:table-cell table:style-name="Table1.A2" office:value-type="string">
            <text:p text:style-name="Table_20_Contents">User should get an email/message for successful cancellation.</text:p>
            <text:p text:style-name="Table_20_Contents">User should get the email with the amount which is refunded.</text:p>
            <text:p text:style-name="Table_20_Contents">Refund amount should be 70% of the passenger ticket amount.</text:p>
            <text:p text:style-name="Table_20_Contents"/>
            <text:p text:style-name="Table_20_Contents">Example – If single ticket was of R 1000, User should get an refund of Rs 700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urav tak</meta:initial-creator>
    <meta:creation-date>2017-10-10T11:04:04</meta:creation-date>
    <meta:document-statistic meta:table-count="1" meta:image-count="0" meta:object-count="0" meta:page-count="1" meta:paragraph-count="19" meta:word-count="177" meta:character-count="1024"/>
    <dc:date>2017-10-10T11:05:48.48</dc:date>
    <dc:creator>gaurav tak</dc:creator>
    <meta:editing-duration>PT1M44S</meta:editing-duration>
    <meta:editing-cycles>1</meta:editing-cycles>
    <meta:generator>OpenOffice/4.1.1$Win32 OpenOffice.org_project/411m6$Build-9775</meta:generator>
  </office:meta>
</office:document-meta>
</file>